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fo:margin-left="0in" fo:margin-right="-0.0021in" table:align="margins"/>
    </style:style>
    <style:style style:name="Table1.A" style:family="table-column">
      <style:table-column-properties style:rel-column-width="9362*"/>
    </style:style>
    <style:style style:name="Table1.B" style:family="table-column">
      <style:table-column-properties style:rel-column-width="25228*"/>
    </style:style>
    <style:style style:name="Table1.C" style:family="table-column">
      <style:table-column-properties style:rel-column-width="30945*"/>
    </style:style>
    <style:style style:name="Table1.A1" style:family="table-cell">
      <style:table-cell-properties fo:padding="0.0382in" fo:border-left="0.0007in solid #000000" fo:border-right="none" fo:border-top="0.0007in solid #000000" fo:border-bottom="none"/>
    </style:style>
    <style:style style:name="Table1.C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C2" style:family="table-cell">
      <style:table-cell-properties fo:padding="0.0382in" fo:border-left="0.0007in solid #000000" fo:border-right="0.0007in solid #000000" fo:border-top="none" fo:border-bottom="none"/>
    </style:style>
    <style:style style:name="Table1.A4" style:family="table-cell">
      <style:table-cell-properties fo:padding="0.0382in" fo:border-left="0.0007in solid #000000" fo:border-right="none"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size="14pt" style:font-size-asian="12.25pt" style:font-size-complex="14pt"/>
    </style:style>
    <style:style style:name="P10" style:family="paragraph" style:parent-style-name="Standard">
      <style:paragraph-properties fo:text-align="start" style:justify-single-word="false"/>
      <style:text-properties fo:font-size="14pt" style:font-size-asian="14pt" style:font-size-complex="14pt"/>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Nimbus Mono L" fo:font-size="12pt" style:font-size-asian="10.5pt" style:font-size-complex="12pt"/>
    </style:style>
    <style:style style:name="P13" style:family="paragraph" style:parent-style-name="Standard">
      <style:paragraph-properties fo:text-align="start" style:justify-single-word="false"/>
      <style:text-properties style:font-name="Times New Roman" fo:font-size="12pt" style:font-size-asian="10.5pt" style:font-size-complex="12pt"/>
    </style:style>
    <style:style style:name="P14"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15" style:family="paragraph" style:parent-style-name="Standard">
      <style:paragraph-properties fo:text-align="center" style:justify-single-word="false"/>
      <style:text-properties fo:font-size="20pt" style:font-size-asian="17.5pt" style:font-size-complex="20pt"/>
    </style:style>
    <style:style style:name="P16" style:family="paragraph" style:parent-style-name="Standard">
      <style:paragraph-properties fo:text-align="center" style:justify-single-word="false"/>
      <style:text-properties fo:font-size="18pt" style:font-size-asian="18pt" style:font-size-complex="18pt"/>
    </style:style>
    <style:style style:name="P17" style:family="paragraph" style:parent-style-name="Table_20_Contents">
      <style:paragraph-properties fo:text-align="start" style:justify-single-word="false" fo:break-before="page"/>
      <style:text-properties style:font-name="Nimbus Mono L" fo:font-size="12pt" style:font-size-asian="10.5pt" style:font-size-complex="12pt"/>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size="12pt" style:font-size-asian="10.5pt" style:font-size-complex="12pt"/>
    </style:style>
    <style:style style:name="P20" style:family="paragraph" style:parent-style-name="Table_20_Contents">
      <style:paragraph-properties fo:text-align="start" style:justify-single-word="false"/>
      <style:text-properties style:font-name="Nimbus Mono L" fo:font-size="12pt" style:font-size-asian="10.5pt" style:font-size-complex="12pt"/>
    </style:style>
    <style:style style:name="P2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T1" style:family="text">
      <style:text-properties style:font-name="Nimbus Mono L"/>
    </style:style>
    <style:style style:name="T2" style:family="text">
      <style:text-properties style:font-name="Nimbus Mono L" fo:font-size="12pt" style:font-size-asian="10.5pt" style:font-size-complex="12pt"/>
    </style:style>
    <style:style style:name="T3" style:family="text">
      <style:text-properties fo:font-size="12pt" style:font-size-asian="10.5pt" style:font-size-complex="12pt"/>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BCLua: Bringing Lua scripting to Competitve Robotics</text:p>
      <text:p text:style-name="P6">Part 1, The Lua Programming Language</text:p>
      <text:p text:style-name="P7">Matthew Thompson<text:line-break/>Nease High School Botball</text:p>
      <text:p text:style-name="P7"><text:a xlink:type="simple" xlink:href="mailto:matthewbot@gmail.com">matthewbot@gmail.com</text:a></text:p>
      <text:p text:style-name="P7"/>
      <text:p text:style-name="P15">CBCLua: Bringing Lua Scripting to Competitive Robotics</text:p>
      <text:p text:style-name="P16">Part 1, The Lua Programming Language</text:p>
      <text:p text:style-name="P5"/>
      <text:p text:style-name="P1">1 About Lua</text:p>
      <text:p text:style-name="P5">Lua[1] is a relatively obscure embedded scripting language, aimed at being efficient, light weight, and fast, while also providing the tools needed to implement very advanced kinds of programming. Its other strength is the ease at which it can be extended or embedded. With a relatively simple and well organized code base of only 17,000 lines of code[2], Lua is lighter and simpler to understand internally than other heavier-weight scripting languages like Ruby or Python.</text:p>
      <text:p text:style-name="P5"/>
      <text:p text:style-name="P5">Lua also excels at being cleanly embedded in a parent application, or in loading and calling functions from within shared objects. Indeed, a Lua interpreter is actually embedded in a wide variety of applications such as the infamous online game World of Warcraft[3] and the text editor SciTE[3].</text:p>
      <text:p text:style-name="P5"/>
      <text:p text:style-name="P5">This simplicity and clean embedded ability make it a perfect choice as a higher-level control language for a robotic controller. To test this theory, my team has programmed a significant infrastructure and two complex robot programs in Lua to compete in the global Botball tournament. This paper covers the technical highlights of Lua as a programming langauge, while the second paper covers more of the infrastructure we developed, collectively known as CBCLua.</text:p>
      <text:p text:style-name="P5"/>
      <text:p text:style-name="P9">1.1 Coding in Lua</text:p>
      <text:p text:style-name="P5">Lua makes some very interesting stylistic choices that can make it appear foreign to heavy users of “brace languages” such as C or Java. These design decisions do give Lua some interesting stengths compared to other more common languages. Here's a short excerpt of some real code on our robot:</text:p>
      <text:p text:style-name="P5"/>
      <text:p text:style-name="P12"><text:tab/>function range_approach(dist) </text:p>
      <text:p text:style-name="P12"><text:tab/><text:tab/>drive:fd{speed=300} </text:p>
      <text:p text:style-name="P12"><text:tab/><text:tab/>task.wait(function () return front_range:read() &lt; dist end) </text:p>
      <text:p text:style-name="P12"><text:tab/><text:tab/>drive:stop() </text:p>
      <text:p text:style-name="P12"/>
      <text:p text:style-name="P12"><text:tab/><text:tab/>return true </text:p>
      <text:p text:style-name="P12"><text:tab/>end</text:p>
      <text:p text:style-name="P5"/>
      <text:p text:style-name="P5">This code is interesting because written in Lua it reads far more clearly in English than it would written in Java or C. For instance, reading just the names of functions and variables of the body of the function we get “Drive fd speed 300, Task wait front_range &lt; dist, drive stop, return true”. </text:p>
      <text:p text:style-name="P5"/>
      <text:p text:style-name="P8">This excerpt also highlights some of the basic syntactical differences between Lua and more mainstream languages. Lua opts to apply braces to structured data instead using keywords such as <text:span text:style-name="T1">f</text:span><text:span text:style-name="T2">un</text:span><text:span text:style-name="T1">ction</text:span> and <text:span text:style-name="T2">end</text:span> to denote control blocks. It also uses the colon as opposed to the more common period or arrow to invoke methods on objects, which can make method calls more clear and simplify <text:soft-page-break/>parsing. Finally, we also see a complete lack of type declarations on functions, arguments, or variables. This dynamic typing proves to be a large time and energy saver, as we'll see in the next section.</text:p>
      <text:p text:style-name="P10"/>
      <text:p text:style-name="P10">1.2 Lua's Type System</text:p>
      <text:p text:style-name="P5">Unlike many compiled languages, Lua's type system is very high level and expressive. Where most language's fundamental data types are entirely composed of numbers of different sizes and floating point varieties, Lua instead lumps all numbers together in a single “number” type, then provides a whole host of more sophisticated types:</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9">Data Type</text:p>
          </table:table-cell>
          <table:table-cell table:style-name="Table1.A1" office:value-type="string">
            <text:p text:style-name="P19">Purpose</text:p>
          </table:table-cell>
          <table:table-cell table:style-name="Table1.C1" office:value-type="string">
            <text:p text:style-name="P19">Example</text:p>
          </table:table-cell>
        </table:table-row>
        <table:table-row>
          <table:table-cell table:style-name="Table1.A2" office:value-type="string">
            <text:p text:style-name="P19">Number</text:p>
          </table:table-cell>
          <table:table-cell table:style-name="Table1.A2" office:value-type="string">
            <text:p text:style-name="P19">All numerical computations. In C/C++ or Java, this would be called a double.</text:p>
          </table:table-cell>
          <table:table-cell table:style-name="Table1.C2" office:value-type="string">
            <text:p text:style-name="P20">local a = 2/3 – .66666</text:p>
            <text:p text:style-name="P20">local b = math.sqrt(3^2 + 4^2)</text:p>
          </table:table-cell>
        </table:table-row>
        <table:table-row>
          <table:table-cell table:style-name="Table1.A2" office:value-type="string">
            <text:p text:style-name="P19">String</text:p>
          </table:table-cell>
          <table:table-cell table:style-name="Table1.A2" office:value-type="string">
            <text:p text:style-name="P19">Holds one or more characters. Also commonly for binary data because strings can safely contains nulls.</text:p>
          </table:table-cell>
          <table:table-cell table:style-name="Table1.C2" office:value-type="string">
            <text:p text:style-name="P20">local name = “Matt”</text:p>
            <text:p text:style-name="P20">local out = “Num “ .. rand(1, 3)</text:p>
          </table:table-cell>
        </table:table-row>
        <table:table-row>
          <table:table-cell table:style-name="Table1.A4" office:value-type="string">
            <text:p text:style-name="P19">Function</text:p>
          </table:table-cell>
          <table:table-cell table:style-name="Table1.A4" office:value-type="string">
            <text:p text:style-name="P19">Functions are indeed first-class values in Lua, meaning that once created they can be stored in data structures, copied around, even in some circumstances written disk files!</text:p>
          </table:table-cell>
          <table:table-cell table:style-name="Table1.C4" office:value-type="string">
            <text:p text:style-name="P20">local myfunc = function (num)</text:p>
            <text:p text:style-name="P20"><text:tab/>print(“Num is “ .. num)</text:p>
            <text:p text:style-name="P20"><text:tab/>return num*3</text:p>
            <text:p text:style-name="P20">end</text:p>
            <text:p text:style-name="P20">myfunc(5)</text:p>
          </table:table-cell>
        </table:table-row>
        <table:table-row>
          <table:table-cell table:style-name="Table1.A4" office:value-type="string">
            <text:p text:style-name="P19">Table</text:p>
          </table:table-cell>
          <table:table-cell table:style-name="Table1.A4" office:value-type="string">
            <text:p text:style-name="P19">The table is Lua's only built-in data structure, yet are incredibly versatile and efficient. They serve as a map from any data type to any other data type. In Lua, tables fill the role of classes, objects, and structs, and most container data types.</text:p>
          </table:table-cell>
          <table:table-cell table:style-name="Table1.C4" office:value-type="string">
            <text:p text:style-name="P20">local matt = {</text:p>
            <text:p text:style-name="P20"><text:tab/>name = “Matthew Thompson”,</text:p>
            <text:p text:style-name="P20"><text:tab/>age = 17</text:p>
            <text:p text:style-name="P20">}</text:p>
            <text:p text:style-name="P20"/>
            <text:p text:style-name="P20">print(matt.name)</text:p>
            <text:p text:style-name="P20">local field = “age”</text:p>
            <text:p text:style-name="P20">print(matt[field])</text:p>
          </table:table-cell>
        </table:table-row>
      </table:table>
      <text:p text:style-name="P5"/>
      <text:p text:style-name="P5">Not mentioned in this table are two additional data types, userdata and thread, which are important parts of Lua, though not often visible in higher level code. Userdata allows C to provide binary objects that transparently integrate into the Lua garbage collector, while thread is a separate interpreter context that is used to implement coroutines and multitasking, covered in a later section.</text:p>
      <text:p text:style-name="P6">1.2.1 Number</text:p>
      <text:p text:style-name="P5">Lua's type system brings several immediate advantages. First, Lua has no need for casts, instead opting to automatically convert numbers to strings and strings containing only digits to numbers (thus suffering none of Perl's many conversion oddities). Secondly, because numbers are always floating point in Lua, there is no need to put redundant decimals or casts to ensure that intermediate expressions are carried out in floating point instead of truncating to integers.</text:p>
      <text:p text:style-name="P5"/>
      <text:p text:style-name="P5">Now, many programmers are probably wondering how much slower their numerical code is going to run if all of its computations are performed in doubles. The answer to that is, of course, that premature optimization is the root of all evil, and, more directly, modern CPUs are just as fast on doubles as on floats, and that the speed difference between doubles and ints simply isn't appreciable for all but the most intensive number crunching apps you'd never write in a scripting language anyway. </text:p>
      <text:p text:style-name="P5"/>
      <text:p text:style-name="P5">The roboticists then point out that their lower power embedded processors often do not even contain <text:soft-page-break/>FPUs and must instead perform extremely slow floating point emulation. They would be correct, which is why the LNum power patch was written. It modifies Lua to create a dual internal representation of the Number type. When possible, whole numbers and whole-number arithmetic are implemented using C's long data type. If floating point is needed, for instance, to calculate another floating point times an integer, or any kind of division, the number is automatically converted to a floating point representation. This enables clean, cast free and simple Lua arithmetic to be performed at the same efficiency as data type and cast-ridden C code. As will be further covered in paper 2, this patch is one of two that are applied to CBCLua's Lua codebase.</text:p>
      <text:p text:style-name="P5"/>
      <text:p text:style-name="P6">1.2.2 Function</text:p>
      <text:p text:style-name="P5">Another advantage is that Lua considers functions to be values rather than symbols. Rather than require ugly function pointer syntax, Lua simply allows variables to hold functions. There is thus no distinction between a function and a function pointer, since all functions are really variables referring to functions. For instance, Lua internally translates the function “declaration” on the left, to the function value assigned to a normal variable on the right. </text:p>
      <text:p text:style-name="P5"/>
      <table:table table:name="Table2" table:style-name="Table2">
        <table:table-column table:style-name="Table2.A"/>
        <table:table-column table:style-name="Table2.B"/>
        <table:table-row>
          <table:table-cell table:style-name="Table2.A1" office:value-type="string">
            <text:p text:style-name="P20">function main()</text:p>
            <text:p text:style-name="P20"><text:tab/>…</text:p>
            <text:p text:style-name="P20">end</text:p>
          </table:table-cell>
          <table:table-cell table:style-name="Table2.B1" office:value-type="string">
            <text:p text:style-name="P17">main = function ()</text:p>
            <text:p text:style-name="P20"><text:tab/>…</text:p>
            <text:p text:style-name="P20">end</text:p>
          </table:table-cell>
        </table:table-row>
      </table:table>
      <text:p text:style-name="P12"/>
      <text:p text:style-name="P13">This makes it very easy to write higher level functions than in C/C++ especially, where confusing function pointer syntax often clutters up the code. Because anonymous functions are fairly short to write in Lua, its also common to write custom control structures, such as this one for making a vision algorithm in CBCLua:</text:p>
      <text:p text:style-name="P13"/>
      <text:p text:style-name="P12"><text:tab/>local ok = vision.run(function ()</text:p>
      <text:p text:style-name="P12"><text:tab/><text:tab/>local blob = blue_chan[0] –- retrieve blob 0</text:p>
      <text:p text:style-name="P12"><text:tab/><text:tab/>if blob.size &lt; 100 then</text:p>
      <text:p text:style-name="P12"><text:tab/><text:tab/><text:tab/>return false</text:p>
      <text:p text:style-name="P12"><text:tab/><text:tab/>end</text:p>
      <text:p text:style-name="P12"/>
      <text:p text:style-name="P12"><text:tab/><text:tab/>if front_touch:read() then</text:p>
      <text:p text:style-name="P12"><text:tab/><text:tab/><text:tab/>return true</text:p>
      <text:p text:style-name="P12"><text:tab/><text:tab/>end</text:p>
      <text:p text:style-name="P12"/>
      <text:p text:style-name="P12"><text:tab/><text:tab/>if blob.x_float &lt; -0.2 then</text:p>
      <text:p text:style-name="P12"><text:tab/><text:tab/><text:tab/>drive:lturn()</text:p>
      <text:p text:style-name="P12"><text:tab/><text:tab/>elseif blob.x_float &gt; 0.2 then</text:p>
      <text:p text:style-name="P12"><text:tab/><text:tab/><text:tab/>drive:rturn()</text:p>
      <text:p text:style-name="P12"><text:tab/><text:tab/>else</text:p>
      <text:p text:style-name="P12"><text:tab/><text:tab/><text:tab/>drive:fd()</text:p>
      <text:p text:style-name="P12"><text:tab/><text:tab/>end</text:p>
      <text:p text:style-name="P12"><text:tab/>end)</text:p>
      <text:p text:style-name="P12"/>
      <text:p text:style-name="P12"><text:tab/>if ok then</text:p>
      <text:p text:style-name="P12"><text:tab/><text:tab/>print(“Got ball”)</text:p>
      <text:p text:style-name="P12"><text:tab/>else</text:p>
      <text:p text:style-name="P12"><text:tab/><text:tab/>print(“Failed :(“)</text:p>
      <text:p text:style-name="P12"><text:tab/>end</text:p>
      <text:p text:style-name="P13"/>
      <text:p text:style-name="P8"><text:soft-page-break/>In this excerpt, <text:span text:style-name="T2">vision.run()</text:span> acts as a custom vision algorithm loop implemented as a function taking the body of the loop as an anonymous function in its first argument. It gives a few small advantages over the equivalent while loop. First, it is impossible to forget to update the tracking data, because <text:span text:style-name="T2">vision.run()</text:span> does this on every cycle through the loop. Second, unlike a while loop, you can return status values instead of merely using break, which can also result in simpler logic. At the end of the loop we can use its output to further influence program flow, perhaps retrying the algorithm at a different location if it failed to grab an item. Lastly, it is also more clear in the author's intentions; someone unfamiliar with the code but encountering <text:span text:style-name="T2">vision.run()</text:span> knows that a vision algorithm is ahead and can already gather a basic understanding of its flow.</text:p>
      <text:p text:style-name="P12"/>
      <text:p text:style-name="P14">1.2.3 Table</text:p>
      <text:p text:style-name="P5">Finally, Lua's table type is an all in one solution to what other languages must resort to some combination of structs, maps/dictionaries, sets, and arrays. Rather than being forced to create a structure definition in a header, or spell out all the internal variables of a class, in Lua one creates complex data structures merely by placing keys and values in tables, both of which can be any type.</text:p>
      <text:p text:style-name="P5"/>
      <text:p text:style-name="P12"><text:tab/>position = { x=10, y=30 } –- structure </text:p>
      <text:p text:style-name="P12"><text:tab/>primes = { 2, 3, 5, 7, 11 } –- list/array</text:p>
      <text:p text:style-name="P12"><text:tab/>access = { matt = true, jeff = true, will = true } –- set</text:p>
      <text:p text:style-name="P5"/>
      <text:p text:style-name="P5">Once again, on the surface this arrangement can appear in efficient. How can something so generic replace programming mainstays such as arrays, hash-tables, and sets? The answer is that tables, similar to numbers under LNum, have multiple internal representations. A table containing a mostly contiguous range of integer keys internally is internally represented internally in the same fashion C array or C++ vector, with constant-time random access to any element in the list. A table containing other data types is implemented internally as hash table with chaining buckets. This non-integer keys to be stored and retrieved efficiently, in amortized constant time.</text:p>
      <text:p text:style-name="P5"/>
      <text:p text:style-name="P5">Lua's table also fills the role as the “record” data type, the same as structs and classes in C++/Java, by using strings as keys. Lua syntax makes this simple by providing <text:span text:style-name="T1">tab.a</text:span> as short-hand for <text:span text:style-name="T1">tab[“a”]</text:span>. Though again at first glance it seems inefficient to have every struct and member variable lookup go through what is in essence a hash lookup, Lua again has a clever solution to transparently mitigate this performance problem: string pooling. In Lua, there only ever exists one copy of a given string. When a new copy would be created, a reference to the already created copy is transparently inserted. One nice side effect is that reference equality will compare strings correctly in O(1), whereas in C++ or Java it requires a string compare method or operator running in O(n). Additionally, because strings in Lua are immutable, Lua is able to cache a string's hash value program-wide. What this means is that when looking up the same field name in a table repeatedly, Lua need only to use the pre-calculated hash value to perform an array lookup on the table, with similar efficiency to structs in C and C++.</text:p>
      <text:p text:style-name="P5"/>
      <text:p text:style-name="P5">Tables can finally serve to implement named arguments, an incredibly useful feature in complex functions. Because a function with a single table argument can have its argument list parenthesis omitted, named arguments in Lua carry an interesting, simplified syntax where the table constructor appears to become an argument list:</text:p>
      <text:p text:style-name="P5"/>
      <text:p text:style-name="P5"><text:tab/><text:span text:style-name="T1">drive:fd{inches=10, speed=500, slowmotion=false}</text:span></text:p>
      <text:p text:style-name="P5"/>
      <text:p text:style-name="P5">Here we see that named arguments can considerably simplify complex, multi-parameter functions such as this forward drive command. The arguments can be listed in any order the programmer desires, and <text:soft-page-break/>can easily be removed from the command, and an additional argument can always be placed on the end. C++ provides a partial solution in the form of argument overloading, but every possible combination and order of arguments must be specified and coded separately, and when looking at code containing a large number of arguments it takes considerable concentration to decode which number refers to what. Lua's table-based variable arguments give a far cleaner and simpler solution.</text:p>
      <text:p text:style-name="P5"/>
      <text:p text:style-name="P2">2 Lua's Runtime System</text:p>
      <text:p text:style-name="P8"><text:span text:style-name="T3">While Lua does offer an interesting syntax and language features, what really sets it apart is its runtime. </text:span><text:span text:style-name="T3">As mentioned before, Lua's VM has a relatively low memory and codesize footprint when compared to Python or Java. It is also incredibly efficient; on the Computer Language Benchmark Game, Lua has the highest performance and the lowest memory usage of any language that doesn't perform some kind of compilation to machine code. It also doesn't sacrifice on features normally contained in a modern scripting language, and indeed goes farther than most when one looks multitasking.</text:span></text:p>
      <text:p text:style-name="P5"/>
      <text:p text:style-name="P9">2.1 Lua's Garbage Collector</text:p>
      <text:p text:style-name="P5">Like many modern languages, Lua features a garbage collector, removing the burden of memory management from the programmer while simultaneously eliminating most kinds of memory leaks. Though garbage collected programs to typically have a higher memory footprint than their manually allocated brethren, they typically benefit from faster allocations and do not suffer as much from memory fragmentation. </text:p>
      <text:p text:style-name="P5"/>
      <text:p text:style-name="P5">Lua's garbage collector can be more specifically called an incremental garbage collector, which means that it is able to work in short time spans spread out over the program for minimal disruption to the program's latency, which is good for robotics. Its important to realize that though garbage collectors bring an element of nondeterminism and performance impact to a program, the actual severity of these situations is often exaggerated. Though a garbage collector would not be recommended for a real time situation with a need for guaranteed response times, in our experience it is perfectly applicative to Botball robotics and the CBC (which has enough in-built latency on the BoB link that the GC doesn't matter).</text:p>
      <text:p text:style-name="P5"/>
      <text:p text:style-name="P18">Because the performance impact of a garbage collector is perfectly acceptable in Botball, we can go on to reap its rewards. For instance, in Lua it is common to have functions with multiple return “signals” to simply return a string where other languages would use specially defined integer values. A <text:span text:style-name="T2">locate_object()</text:span> function could return, say “pinwheel”, “water”, or “pom”, and with string pooling and garbage collection to the rescue this code neither leaks memory nor suffers much inefficiency, yet removes the need for a large list of centrally coordinated and globally unique macros or constants. </text:p>
      <text:p text:style-name="P18"/>
      <text:p text:style-name="P19">Garbage collection also allows us to create complex systems with multiple objects or tables containing references to one another without needing to determine ownerships of every intermediate object as would be required in C++. It also means we can quickly and easily throw around complex structures like tables and functions without needing to worry about cleaning them up after them.</text:p>
      <text:p text:style-name="P5"/>
      <text:p text:style-name="P11">2.2 Coroutines</text:p>
      <text:p text:style-name="P5">Lua's runtime is also unique in that it is stackless. This means that the Lua interpreter does not recurse when entering and leaving Lua function calls. Because the Lua interpreter does not use additional C stack space when interpreting Lua code, it is also possible for the Lua interpreter to seamlessly switch between multiple Lua execution threads. This is known as a coroutine, which allows two or more <text:soft-page-break/>pieces of code to cooperatively run in tandem.</text:p>
      <text:p text:style-name="P5"/>
      <text:p text:style-name="P5">Coroutines can be used to implement cooperative multitasking, which can be a very useful and efficient alternative to preemptive multitasking. Preemptive multitasking is designed to provide both concurrent programming and parallel programming, in that preemptive threads may be run in parallel on a multi-CPU machine. But because many systems including robotics controllers still contain only a single CPU, cooperative multitasking can be a simpler alternative.</text:p>
      <text:p text:style-name="P5"/>
      <text:p text:style-name="P5">Cooperative multitasking is designed only to provide concurrency in a program, not parallelism. Its characteristic difference from preemptive multitasking is that the CPU switches to a new task only when the current task explicitly calls for this to happen, or “yields”. Unlike preemptive multitasking, the current task is guaranteed to have exclusive access to everything on board the system until it decides to relinquish control, unlike preemptive multitasking where a second task may at any time subsume the current one. This constant exclusive access eliminates the needs for manual synchronization of tasks such as locks and semaphores that permeate and complicate preemptive multitasking code.</text:p>
      <text:p text:style-name="P5"/>
      <text:p text:style-name="P5">This simplifies Lua multitasking code considerably. A single threaded and a co-operative multitasking version of the code look extremely similar, whereas converting single threaded to pre-emptive multitasking often requires careful consideration of shared state and careful application of locks. This enables Lua code to consist of many simple tasks and simple access to shared state, and in our experience dramatically reduces the complexity of multi-threaded programs.</text:p>
      <text:p text:style-name="P5"/>
      <text:p text:style-name="P11">2.3 Integrated compiler</text:p>
      <text:p text:style-name="P5">The Lua interpreter consists of both a P-code compiler and a P-code interpreter, both of which are available at run time. This allows Lua code to take an arbitrary string containing more lua code, and compile the string into an ordinary function that can then be used as if that function was present in the program from the beginning. This functionality is common to many scripting languages, and is used to implement the Read Evaluate Print Loop, or REPL, used for rapid prototyping.</text:p>
      <text:p text:style-name="P5"/>
      <text:p text:style-name="P5">Lua's dynamic nature coupled with a REPL (Which in CBCLua is called “Interact”) allows for easy rapid prototyping. Variables, conditions, loops, functions, even entire classes may be rapidly prototyped without the need to restart the interpreter or save files to the disk. This has proved very useful in trying out new ideas in Botball, more of which will be covered in the second paper.</text:p>
      <text:p text:style-name="P5"/>
      <text:p text:style-name="P11">2.4 Module System</text:p>
      <text:p text:style-name="P7">Lua's module system is a simple yet extensible way to organize code. CBCLua has augmented the built in module primitives some what, so the functionality described here isn't standard to Lua, but it does show the extensibility and power of Lua.</text:p>
      <text:p text:style-name="P7"/>
      <text:p text:style-name="P7">Modules in Lua are a group of code placed in a single file that operates entirely separately from the <text:s/>other modules in the program. A module must explicitly require() other modules in order to use their functions and variables, which documents important inter-module dependencies. CBCLua adds a global declaration mechanism that requires global variables to be declared and uses this information to catch typos in variables that would ordinarily pass silently through standard Lua. It also introduces the ability to import other modules, enabling one to refer to their variables and methods directly, and for one complex module to be composed of multiple sub-modules. </text:p>
      <text:p text:style-name="P7"/>
      <text:p text:style-name="P7"><text:soft-page-break/>Finally, a Lua module may be written as a C library, compiled to a shared object. This C library is indistinguishable from an ordinary Lua library to the user, and provides a simple and unified way to group C code. In CBCLua, C code is kept to a minimum by “raw” modules that merely contain lua bindings to C functions, and the “standard” modules which build on top of these functions to implement features in a more Lua-style. </text:p>
      <text:p text:style-name="P3">3. Conclusion</text:p>
      <text:p text:style-name="P7">This paper hopefully yielded some insight into the interesting aspects of Lua as a language. Some practical applications of these features at were occasionally hinted at, but Paper 2 will provide a more thorough look at how Lua's features can be applied to robotics. On the whole however, Lua enables code to be written simpler and more expressively with considerably less boilerplate than a compiled language would require in the form of named structures and type annotations, while also maintaining a lightweight and easily embedded core enabling Lua to easily be built around to make new complex systems.</text:p>
      <text:p text:style-name="P7"/>
      <text:p text:style-name="P4">4. References</text:p>
      <text:p text:style-name="P8"><text:span text:style-name="T4">[1] The Programming Language Lua. </text:span><text:a xlink:type="simple" xlink:href="http://www.lua.org/"><text:span text:style-name="T4">http://www.lua.org/</text:span></text:a><text:span text:style-name="T5">,</text:span> June 2009</text:p>
      <text:p text:style-name="P8"><text:span text:style-name="T4">[2] Lua: about. </text:span><text:a xlink:type="simple" xlink:href="http://www.lua.org/about.html"><text:span text:style-name="T4">http://www.lua.org/about.html</text:span></text:a><text:a xlink:type="simple" xlink:href="http://www.lua.org/about.html"><text:span text:style-name="T4">,</text:span></text:a><text:span text:style-name="T5"> June 2009</text:span></text:p>
      <text:p text:style-name="P6"><text:span text:style-name="T5">[3] lua-users wiki: Lua Uses. </text:span><text:a xlink:type="simple" xlink:href="http://lua-users.org/wiki/LuaUses"><text:span text:style-name="T5">http://lua-users.org/wiki/LuaUses</text:span></text:a><text:span text:style-name="T5">, June 2009</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7T18:42:04</meta:creation-date>
    <dc:date>2009-06-03T01:59:18</dc:date>
    <meta:editing-duration>PT10H34M28S</meta:editing-duration>
    <meta:editing-cycles>73</meta:editing-cycles>
    <meta:generator>OpenOffice.org/3.0$Linux OpenOffice.org_project/300m15$Build-9379</meta:generator>
    <meta:document-statistic meta:table-count="2" meta:image-count="0" meta:object-count="0" meta:page-count="7" meta:paragraph-count="120" meta:word-count="3189" meta:character-count="19710"/>
    <meta:user-defined meta:name="Info 1"/>
    <meta:user-defined meta:name="Info 2"/>
    <meta:user-defined meta:name="Info 3"/>
    <meta:user-defined meta:name="Info 4"/>
  </office:meta>
</office:document-meta>
</file>